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e8410" officeooo:paragraph-rsid="001e8410"/>
    </style:style>
    <style:style style:name="P2" style:family="paragraph" style:parent-style-name="Text_20_body">
      <style:text-properties officeooo:rsid="001ee81a" officeooo:paragraph-rsid="001ee81a"/>
    </style:style>
    <style:style style:name="P3" style:family="paragraph" style:parent-style-name="Text_20_body">
      <style:text-properties officeooo:paragraph-rsid="001ee81a"/>
    </style:style>
    <style:style style:name="P4" style:family="paragraph" style:parent-style-name="Text_20_body">
      <style:text-properties officeooo:rsid="001ef6e5" officeooo:paragraph-rsid="001ef6e5"/>
    </style:style>
    <style:style style:name="P5" style:family="paragraph" style:parent-style-name="Text_20_body">
      <style:text-properties officeooo:rsid="001f35ea" officeooo:paragraph-rsid="001f35ea"/>
    </style:style>
    <style:style style:name="P6" style:family="paragraph" style:parent-style-name="Text_20_body">
      <style:text-properties officeooo:rsid="0020bfba" officeooo:paragraph-rsid="0020bfba"/>
    </style:style>
    <style:style style:name="P7" style:family="paragraph" style:parent-style-name="Text_20_body">
      <style:text-properties officeooo:rsid="0022b687" officeooo:paragraph-rsid="0022b687"/>
    </style:style>
    <style:style style:name="P8" style:family="paragraph" style:parent-style-name="Text_20_body">
      <style:text-properties officeooo:rsid="00231651" officeooo:paragraph-rsid="00231651"/>
    </style:style>
    <style:style style:name="P9" style:family="paragraph" style:parent-style-name="Text_20_body">
      <style:text-properties officeooo:rsid="002ad242" officeooo:paragraph-rsid="002ad242"/>
    </style:style>
    <style:style style:name="P10" style:family="paragraph" style:parent-style-name="Text_20_body">
      <style:text-properties fo:font-weight="normal" officeooo:rsid="002ad242" officeooo:paragraph-rsid="002ad242" style:font-weight-asian="normal" style:font-weight-complex="normal"/>
    </style:style>
    <style:style style:name="P11" style:family="paragraph" style:parent-style-name="Subtitle">
      <style:paragraph-properties fo:break-before="page"/>
    </style:style>
    <style:style style:name="P12" style:family="paragraph" style:parent-style-name="Text_20_body">
      <style:text-properties officeooo:rsid="0032f600" officeooo:paragraph-rsid="0032f600"/>
    </style:style>
    <style:style style:name="P13" style:family="paragraph" style:parent-style-name="Text_20_body">
      <style:text-properties officeooo:rsid="00362863" officeooo:paragraph-rsid="0038248d"/>
    </style:style>
    <style:style style:name="P14" style:family="paragraph" style:parent-style-name="Text_20_body">
      <style:text-properties officeooo:rsid="0038248d" officeooo:paragraph-rsid="0038248d"/>
    </style:style>
    <style:style style:name="P15" style:family="paragraph" style:parent-style-name="Heading_20_3" style:list-style-name="L1"/>
    <style:style style:name="P16" style:family="paragraph" style:parent-style-name="Heading_20_3" style:list-style-name="L1">
      <style:text-properties officeooo:paragraph-rsid="001ee81a"/>
    </style:style>
    <style:style style:name="P17" style:family="paragraph" style:parent-style-name="Heading_20_3" style:list-style-name="L1">
      <style:text-properties officeooo:rsid="001ee81a" officeooo:paragraph-rsid="001ee81a"/>
    </style:style>
    <style:style style:name="P18" style:family="paragraph" style:parent-style-name="Heading_20_3" style:list-style-name="L1">
      <style:text-properties officeooo:rsid="001ef6e5" officeooo:paragraph-rsid="001ee81a"/>
    </style:style>
    <style:style style:name="T1" style:family="text">
      <style:text-properties officeooo:rsid="001e8410"/>
    </style:style>
    <style:style style:name="T2" style:family="text">
      <style:text-properties style:text-position="super 58%"/>
    </style:style>
    <style:style style:name="T3" style:family="text">
      <style:text-properties style:text-position="super 58%" officeooo:rsid="0033ee74"/>
    </style:style>
    <style:style style:name="T4" style:family="text">
      <style:text-properties officeooo:rsid="001f35ea"/>
    </style:style>
    <style:style style:name="T5" style:family="text">
      <style:text-properties officeooo:rsid="0020bfba"/>
    </style:style>
    <style:style style:name="T6" style:family="text">
      <style:text-properties fo:font-weight="bold" style:font-weight-asian="bold" style:font-weight-complex="bold"/>
    </style:style>
    <style:style style:name="T7" style:family="text">
      <style:text-properties fo:font-weight="bold" officeooo:rsid="0033ee74" style:font-weight-asian="bold" style:font-weight-complex="bold"/>
    </style:style>
    <style:style style:name="T8" style:family="text">
      <style:text-properties officeooo:rsid="00231651"/>
    </style:style>
    <style:style style:name="T9" style:family="text">
      <style:text-properties officeooo:rsid="0023bf39"/>
    </style:style>
    <style:style style:name="T10" style:family="text">
      <style:text-properties officeooo:rsid="00265fbe"/>
    </style:style>
    <style:style style:name="T11" style:family="text">
      <style:text-properties officeooo:rsid="002ad242"/>
    </style:style>
    <style:style style:name="T12" style:family="text">
      <style:text-properties officeooo:rsid="00301503"/>
    </style:style>
    <style:style style:name="T13" style:family="text">
      <style:text-properties officeooo:rsid="0033ee74"/>
    </style:style>
    <style:style style:name="T14" style:family="text">
      <style:text-properties fo:font-weight="normal" officeooo:rsid="0033ee74" style:font-weight-asian="normal" style:font-weight-complex="normal"/>
    </style:style>
    <style:style style:name="T15" style:family="text">
      <style:text-properties officeooo:rsid="0038248d"/>
    </style:style>
    <style:style style:name="T16" style:family="text">
      <style:text-properties officeooo:rsid="00390e0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4<text:span text:style-name="T2">th</text:span> year project</text:p>
      <text:p text:style-name="Text_20_body"/>
      <text:p text:style-name="Text_20_body"><text:span text:style-name="T1">Project name: </text:span>Reddit popularity prediction</text:p>
      <text:p text:style-name="P1">Author: Kevin Gillanders</text:p>
      <text:p text:style-name="P1">Supervisor: Marija Bezbradica</text:p>
      <text:p text:style-name="P1"/>
      <text:p text:style-name="P1">Abstract:</text:p>
      <text:p text:style-name="P1"/>
      <text:p text:style-name="P8">Explain these words:</text:p>
      <text:p text:style-name="P8">Reddit – <text:span text:style-name="T12">A social news site where content can be submitted by users. It can then be voted on by other users, up or down, more popular content gets a higher score and is made more promoninent on the site </text:span></text:p>
      <text:p text:style-name="P8">Subreddit – <text:span text:style-name="T12">A sub forum for specialised content (e.g. Games for video game related content, aww for pictures of cute animals)</text:span></text:p>
      <text:p text:style-name="P1"/>
      <text:p text:style-name="P11">Technical manual</text:p>
      <text:p text:style-name="P2"/>
      <text:list xml:id="list6660985983449907258" text:style-name="L1">
        <text:list-item>
          <text:list>
            <text:list-item>
              <text:list>
                <text:list-item>
                  <text:h text:style-name="P15" text:outline-level="3">Motivation</text:h>
                </text:list-item>
              </text:list>
            </text:list-item>
          </text:list>
        </text:list-item>
      </text:list>
      <text:p text:style-name="P12">Reddit is a social news site which <text:span text:style-name="T13">has become increasing popular and promininet on the internet, scoring 9</text:span><text:span text:style-name="T3">th</text:span><text:span text:style-name="T13"> on the Alexa ranking(</text:span><text:span text:style-name="T7">SOURCE</text:span><text:span text:style-name="T14">?).</text:span><text:span text:style-name="T13"> The discussion on the site is primarily driven by what has the highest score or what is the most popular. </text:span></text:p>
      <text:p text:style-name="P13">The purpose of this project was to find what makes a post more popular than another and to see if that popularity could be measured and predicted. Th<text:span text:style-name="T15">e measure of popularity has wide reaching implications in human behavourir research and in advertising.</text:span></text:p>
      <text:p text:style-name="P13"><text:span text:style-name="T15">There are many factors which can influence why a post gains traction, this project tried to isolate what were the key elements. Focusing on elements such as submission time and wether there was any content associtated with the post, for example an image.</text:span></text:p>
      <text:p text:style-name="P14">The overwhelming majority of content is flat our ignored or dislike with 1/3 of the dataset having a score 1 or 0 , <text:span text:style-name="T16">this made taking any sort of inference from the data quite difficult as the skew is </text:span></text:p>
      <text:list xml:id="list152021214250996" text:continue-numbering="true" text:style-name="L1">
        <text:list-item>
          <text:list>
            <text:list-item>
              <text:list>
                <text:list-item>
                  <text:h text:style-name="P15" text:outline-level="3">Research</text:h>
                </text:list-item>
              </text:list>
            </text:list-item>
          </text:list>
        </text:list-item>
      </text:list>
      <text:p text:style-name="P5">Read paper, found that one I got the graph off of <text:span text:style-name="T5">randy olson</text:span>.</text:p>
      <text:p text:style-name="P6">I saw his dataset and fe<text:span text:style-name="T10">l</text:span>t that I could reproduce some of his results, I could.</text:p>
      <text:p text:style-name="P6">I also thought thatI knew why the posts ghad a cyclic nature. <text:span text:style-name="T6">Graphs here</text:span></text:p>
      <text:p text:style-name="P10">Classifying data</text:p>
      <text:list xml:id="list152022346955035" text:continue-numbering="true" text:style-name="L1">
        <text:list-item>
          <text:list>
            <text:list-item>
              <text:list>
                <text:list-item>
                  <text:h text:style-name="P16" text:outline-level="3">Design</text:h>
                </text:list-item>
              </text:list>
            </text:list-item>
          </text:list>
        </text:list-item>
      </text:list>
      <text:p text:style-name="P7">Started out just pulling data and then dumping it into a big file. Talk about how shit that was?</text:p>
      <text:p text:style-name="P7"><text:span text:style-name="T8">Finally managed to c</text:span>lean data and categorised it with media attached, placed it into a csv file</text:p>
      <text:p text:style-name="P8">From there I built my database</text:p>
      <text:p text:style-name="P8">I felt that the subreddit that a submission was posted in had a big effect on how well it did. So I pulled the data on subreddits, however this time I cleaned the data before putting in into a file and using unused characters to split the data on</text:p>
      <text:list xml:id="list152022444719760" text:continue-numbering="true" text:style-name="L1">
        <text:list-item>
          <text:list>
            <text:list-item>
              <text:list>
                <text:list-item>
                  <text:h text:style-name="P17" text:outline-level="3">Implementation</text:h>
                </text:list-item>
              </text:list>
            </text:list-item>
          </text:list>
        </text:list-item>
      </text:list>
      <text:p text:style-name="P8">I implement the project entirely through python.</text:p>
      <text:p text:style-name="P8">To scrape reddit I used Praw(Python <text:span text:style-name="T9">R</text:span>eddit API <text:span text:style-name="T9">W</text:span>rapper), <text:span text:style-name="T9">a wrapper for reddit’s API</text:span></text:p>
      <text:list xml:id="list152021641629413" text:continue-numbering="true" text:style-name="L1">
        <text:list-item>
          <text:list>
            <text:list-item>
              <text:list>
                <text:list-item>
                  <text:h text:style-name="P17" text:outline-level="3"><text:soft-page-break/>Sample code</text:h>
                </text:list-item>
                <text:list-item>
                  <text:h text:style-name="P17" text:outline-level="3">Problems solved</text:h>
                </text:list-item>
              </text:list>
            </text:list-item>
          </text:list>
        </text:list-item>
      </text:list>
      <text:p text:style-name="P5"><text:span text:style-name="T11">Cleaning data - </text:span>Regular expression</text:p>
      <text:p text:style-name="P9">Chi square test library function didnt provide functionality I needed, wrote my own</text:p>
      <text:p text:style-name="P9">Problematic structure of data, binning data, friedman diaconis</text:p>
      <text:p text:style-name="P9"/>
      <text:list xml:id="list152022248552727" text:continue-numbering="true" text:style-name="L1">
        <text:list-item>
          <text:list>
            <text:list-item>
              <text:list>
                <text:list-item>
                  <text:h text:style-name="P17" text:outline-level="3">Results</text:h>
                </text:list-item>
                <text:list-item>
                  <text:h text:style-name="P18" text:outline-level="3">Future work</text:h>
                </text:list-item>
              </text:list>
            </text:list-item>
          </text:list>
        </text:list-item>
      </text:list>
      <text:p text:style-name="P3"/>
      <text:p text:style-name="P9">More time series data</text:p>
      <text:p text:style-name="P9">TFIDF on the titles</text:p>
      <text:p text:style-name="P9">Sentiment analysis</text:p>
      <text:p text:style-name="P9">One could build a site where a user passes in what they want to post and the site returns the best time to do things etc. </text:p>
      <text:p text:style-name="P11">User manual</text:p>
      <text:p text:style-name="P4"/>
      <text:p text:style-name="P4">Ask <text:span text:style-name="T4">Marij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4:33:12.136508655</meta:creation-date>
    <dc:date>2017-05-18T15:15:18.689777702</dc:date>
    <meta:editing-duration>PT2H19M17S</meta:editing-duration>
    <meta:editing-cycles>7</meta:editing-cycles>
    <meta:generator>LibreOffice/5.1.6.2$Linux_X86_64 LibreOffice_project/10m0$Build-2</meta:generator>
    <meta:document-statistic meta:table-count="0" meta:image-count="0" meta:object-count="0" meta:page-count="4" meta:paragraph-count="40" meta:word-count="487" meta:character-count="2734" meta:non-whitespace-character-count="2289"/>
  </office:meta>
</office:document-meta>
</file>